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6944in" table:align="left"/>
    </style:style>
    <style:style style:name="Table3.A" style:family="table-column">
      <style:table-column-properties style:column-width="0.5507in"/>
    </style:style>
    <style:style style:name="Table3.B" style:family="table-column">
      <style:table-column-properties style:column-width="1.3229in"/>
    </style:style>
    <style:style style:name="Table3.C" style:family="table-column">
      <style:table-column-properties style:column-width="0.8528in"/>
    </style:style>
    <style:style style:name="Table3.D" style:family="table-column">
      <style:table-column-properties style:column-width="3.9681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1882in" style:rel-column-width="11630*"/>
    </style:style>
    <style:style style:name="Table5.B" style:family="table-column">
      <style:table-column-properties style:column-width="4.509in" style:rel-column-width="44136*"/>
    </style:style>
    <style:style style:name="Table5.C" style:family="table-column">
      <style:table-column-properties style:column-width="0.9979in" style:rel-column-width="9769*"/>
    </style:style>
    <style:style style:name="Table5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0c0c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1.6736in" style:rel-column-width="16382*"/>
    </style:style>
    <style:style style:name="Table6.B" style:family="table-column">
      <style:table-column-properties style:column-width="0.8625in" style:rel-column-width="8442*"/>
    </style:style>
    <style:style style:name="Table6.C" style:family="table-column">
      <style:table-column-properties style:column-width="3.1611in" style:rel-column-width="30942*"/>
    </style:style>
    <style:style style:name="Table6.D" style:family="table-column">
      <style:table-column-properties style:column-width="0.9979in" style:rel-column-width="9769*"/>
    </style:style>
    <style:style style:name="Table6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c0c0c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1.6736in" style:rel-column-width="16382*"/>
    </style:style>
    <style:style style:name="Table7.B" style:family="table-column">
      <style:table-column-properties style:column-width="0.8625in" style:rel-column-width="8442*"/>
    </style:style>
    <style:style style:name="Table7.C" style:family="table-column">
      <style:table-column-properties style:column-width="3.1611in" style:rel-column-width="30942*"/>
    </style:style>
    <style:style style:name="Table7.D" style:family="table-column">
      <style:table-column-properties style:column-width="0.9979in" style:rel-column-width="9769*"/>
    </style:style>
    <style:style style:name="Table7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c0c0c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6736in" style:rel-column-width="16382*"/>
    </style:style>
    <style:style style:name="Table4.B" style:family="table-column">
      <style:table-column-properties style:column-width="0.8625in" style:rel-column-width="8442*"/>
    </style:style>
    <style:style style:name="Table4.C" style:family="table-column">
      <style:table-column-properties style:column-width="3.1611in" style:rel-column-width="30942*"/>
    </style:style>
    <style:style style:name="Table4.D" style:family="table-column">
      <style:table-column-properties style:column-width="0.9979in" style:rel-column-width="9769*"/>
    </style:style>
    <style:style style:name="Table4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5" style:family="paragraph" style:parent-style-name="Table_20_Contents">
      <style:paragraph-properties fo:text-align="center" style:justify-single-word="false"/>
      <style:text-properties fo:color="#000000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Header">
      <style:text-properties fo:font-size="10pt" style:font-size-asian="10pt" style:font-size-complex="10pt"/>
    </style:style>
    <style:style style:name="P10" style:family="paragraph" style:parent-style-name="Table_20_Contents">
      <style:paragraph-properties fo:margin-left="-0.0075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style:use-window-font-color="true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>
      <style:text-properties fo:font-size="14pt" style:font-size-asian="14pt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Text_20_body">
      <style:text-properties fo:color="#ff0000" fo:font-style="italic" style:font-style-asian="italic" style:font-style-complex="itali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in" fo:margin-bottom="0in"/>
      <style:text-properties style:use-window-font-color="tru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style:use-window-font-color="true"/>
    </style:style>
    <style:style style:name="P29" style:family="paragraph" style:parent-style-name="Heading_20_2">
      <style:text-properties style:use-window-font-color="true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3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Standard" style:master-page-name="Standard">
      <style:paragraph-properties fo:text-align="start" style:justify-single-word="false" style:page-number="1"/>
      <style:text-properties style:use-window-font-color="true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ourceCode"/>
      </text:sequence-decls>
      <text:p text:style-name="P36"/>
      <text:p text:style-name="Standard"/>
      <text:p text:style-name="Standard"/>
      <text:p text:style-name="Standard"/>
      <text:p text:style-name="P18"/>
      <text:p text:style-name="Standard"/>
      <text:p text:style-name="P12"/>
      <text:p text:style-name="Standard"/>
      <text:p text:style-name="P13"/>
      <text:p text:style-name="P17">libsvg2</text:p>
      <text:p text:style-name="P17">Features</text:p>
      <text:p text:style-name="P16"/>
      <text:p text:style-name="P16"><text:user-defined style:data-style-name="N0" text:name="REVISION">Revision 1.00</text:user-defined></text:p>
      <text:p text:style-name="P16"><text:user-defined style:data-style-name="N0" text:name="DATE">October 11, 2012</text:user-defined></text:p>
      <text:p text:style-name="P21"/>
      <text:p text:style-name="P22"><text:file-name text:display="name-and-extension">libsvg2-features.odt</text:file-name></text:p>
      <text:p text:style-name="P15"/>
      <text:p text:style-name="P15"/>
      <text:p text:style-name="P20"/>
      <text:p text:style-name="P11"/>
      <text:p text:style-name="P11"/>
      <text:p text:style-name="P37"/>
      <text:p text:style-name="P24"><text:bookmark text:name="__RefHeading__134_1686884353"/>Revision history<text:bookmark-end text:name="__RefHeading__134_1686884353"/>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Rev</text:p>
          </table:table-cell>
          <table:table-cell table:style-name="Table3.A1" office:value-type="string">
            <text:p text:style-name="P5">Date</text:p>
          </table:table-cell>
          <table:table-cell table:style-name="Table3.A1" office:value-type="string">
            <text:p text:style-name="P5">Author</text:p>
          </table:table-cell>
          <table:table-cell table:style-name="Table3.D1" office:value-type="string">
            <text:p text:style-name="P5">Comment</text:p>
          </table:table-cell>
        </table:table-row>
        <table:table-row>
          <table:table-cell table:style-name="Table3.A6" office:value-type="string">
            <text:p text:style-name="P4">1.00</text:p>
          </table:table-cell>
          <table:table-cell table:style-name="Table3.B6" office:value-type="string">
            <text:p text:style-name="P4">October 11, 2012</text:p>
          </table:table-cell>
          <table:table-cell table:style-name="Table3.C6" office:value-type="string">
            <text:p text:style-name="P3">A.Gambier</text:p>
          </table:table-cell>
          <table:table-cell table:style-name="Table3.D6" office:value-type="string">
            <text:p text:style-name="P3">First release.</text:p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</table:table>
      <text:p text:style-name="Text_20_body"/>
      <text:p text:style-name="P19"/>
      <text:p text:style-name="Text_20_body"/>
      <text:p text:style-name="P38"/>
      <text:p text:style-name="P14">Table of contents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818_1321555509" text:style-name="TOC_20_link" text:visited-style-name="TOC_20_link">1 <text:s/>Introduction<text:tab/>3</text:a></text:p>
          <text:p text:style-name="P34"><text:a xlink:type="simple" xlink:href="#__RefHeading__1274_598540483" text:style-name="TOC_20_link" text:visited-style-name="TOC_20_link">1.1 <text:s/>Copyright<text:tab/>3</text:a></text:p>
          <text:p text:style-name="P34"><text:a xlink:type="simple" xlink:href="#__RefHeading__680_1686884353" text:style-name="TOC_20_link" text:visited-style-name="TOC_20_link">1.2 <text:s/>Purpose and scope of this document<text:tab/>3</text:a></text:p>
          <text:p text:style-name="P33"><text:a xlink:type="simple" xlink:href="#__RefHeading__819_1803382011" text:style-name="TOC_20_link" text:visited-style-name="TOC_20_link">2 <text:s/>SVG standard implementation<text:tab/>4</text:a></text:p>
          <text:p text:style-name="P34"><text:a xlink:type="simple" xlink:href="#__RefHeading__1189_598540483" text:style-name="TOC_20_link" text:visited-style-name="TOC_20_link">2.1 <text:s/>Types<text:tab/>4</text:a></text:p>
          <text:p text:style-name="P34"><text:a xlink:type="simple" xlink:href="#__RefHeading__1191_598540483" text:style-name="TOC_20_link" text:visited-style-name="TOC_20_link">2.2 <text:s/>Elements<text:tab/>4</text:a></text:p>
          <text:p text:style-name="P35"><text:a xlink:type="simple" xlink:href="#__RefHeading__1276_598540483" text:style-name="TOC_20_link" text:visited-style-name="TOC_20_link">2.2.1 <text:s/>&lt;line&gt; element<text:tab/>4</text:a></text:p>
          <text:p text:style-name="P35"><text:a xlink:type="simple" xlink:href="#__RefHeading__691_813730874" text:style-name="TOC_20_link" text:visited-style-name="TOC_20_link">2.2.2 <text:s/>&lt;rect&gt; element<text:tab/>4</text:a></text:p>
          <text:p text:style-name="P35"><text:a xlink:type="simple" xlink:href="#__RefHeading__1193_598540483" text:style-name="TOC_20_link" text:visited-style-name="TOC_20_link">2.2.3 <text:s/>&lt;svg&gt; element<text:tab/>5</text:a></text:p>
        </text:index-body>
      </text:table-of-content>
      <text:p text:style-name="P11"/>
      <text:p text:style-name="P12"><text:span text:style-name="TOC_20_link"><text:span text:style-name="T1">Index of figures </text:span></text:span></text:p>
      <text:p text:style-name="P11"><text:span text:style-name="TOC_20_link"><text:span text:style-name="T2"/></text:span></text:p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11"><text:span text:style-name="TOC_20_link"><text:span text:style-name="T2"/></text:span></text:p>
      <text:p text:style-name="P12"><text:span text:style-name="TOC_20_link"><text:span text:style-name="T1">Index of tables</text:span></text:span></text:p>
      <text:p text:style-name="P11"><text:span text:style-name="TOC_20_link"><text:span text:style-name="T3"/></text:span></text:p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Text_20_body"/>
        </text:index-body>
      </text:table-index>
      <text:p text:style-name="P11"><text:span text:style-name="TOC_20_link"><text:span text:style-name="T3"/></text:span></text:p>
      <text:h text:style-name="P28" text:outline-level="1"><text:bookmark text:name="__RefHeading__818_1321555509"/>Introduction<text:bookmark-end text:name="__RefHeading__818_1321555509"/></text:h>
      <text:h text:style-name="P29" text:outline-level="2"><text:bookmark text:name="__RefHeading__1274_598540483"/>Copyright<text:bookmark-end text:name="__RefHeading__1274_598540483"/></text:h>
      <text:p text:style-name="P19">Copyright © Alexandre Gambier.</text:p>
      <text:h text:style-name="P29" text:outline-level="2"><text:bookmark text:name="__RefHeading__680_1686884353"/>Purpose and scope of this document<text:bookmark-end text:name="__RefHeading__680_1686884353"/></text:h>
      <text:p text:style-name="P19">The purpose of this document is to detail the features of the libsvg2 library.</text:p>
      <text:p text:style-name="P23"/>
      <text:p text:style-name="P26"/>
      <text:h text:style-name="P27" text:outline-level="1"><text:bookmark text:name="__RefHeading__819_1803382011"/>SVG standard implementation<text:bookmark-end text:name="__RefHeading__819_1803382011"/></text:h>
      <text:p text:style-name="Text_20_body">This section describes each element defined by the SVG standard and shows which ones are supported.</text:p>
      <text:h text:style-name="Heading_20_2" text:outline-level="2"><text:bookmark text:name="__RefHeading__1189_598540483"/>Types<text:bookmark-end text:name="__RefHeading__1189_598540483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Type</text:p>
          </table:table-cell>
          <table:table-cell table:style-name="Table5.A1" office:value-type="string">
            <text:p text:style-name="P6">Comment</text:p>
          </table:table-cell>
          <table:table-cell table:style-name="Table5.C1" office:value-type="string">
            <text:p text:style-name="P6">Supported</text:p>
          </table:table-cell>
        </table:table-row>
        <table:table-row>
          <table:table-cell table:style-name="Table5.A3" office:value-type="string">
            <text:p text:style-name="P7">length</text:p>
          </table:table-cell>
          <table:table-cell table:style-name="Table5.B3" office:value-type="string">
            <text:p text:style-name="P8"><text:a xlink:type="simple" xlink:href="http://www.w3.org/TR/2011/REC-SVG11-20110816/types.html#DataTypeLength">http://www.w3.org/TR/2011/REC-SVG11-20110816/types.html#DataTypeLength</text:a></text:p>
          </table:table-cell>
          <table:table-cell table:style-name="Table5.C3" office:value-type="string">
            <text:p text:style-name="P7">yes</text:p>
          </table:table-cell>
        </table:table-row>
        <table:table-row>
          <table:table-cell table:style-name="Table5.A3" office:value-type="string">
            <text:p text:style-name="P7">coordinate</text:p>
          </table:table-cell>
          <table:table-cell table:style-name="Table5.B3" office:value-type="string">
            <text:p text:style-name="P8"><text:a xlink:type="simple" xlink:href="http://www.w3.org/TR/2011/REC-SVG11-20110816/types.html#DataTypeCoordinate">http://www.w3.org/TR/2011/REC-SVG11-20110816/types.html#DataTypeCoordinate</text:a></text:p>
          </table:table-cell>
          <table:table-cell table:style-name="Table5.C3" office:value-type="string">
            <text:p text:style-name="P7">yes</text:p>
          </table:table-cell>
        </table:table-row>
      </table:table>
      <text:p text:style-name="Text_20_body"/>
      <text:h text:style-name="Heading_20_2" text:outline-level="2"><text:bookmark text:name="__RefHeading__1191_598540483"/>Elements<text:bookmark-end text:name="__RefHeading__1191_598540483"/></text:h>
      <text:h text:style-name="Heading_20_3" text:outline-level="3"><text:bookmark text:name="__RefHeading__1276_598540483"/>&lt;line&gt; element<text:bookmark-end text:name="__RefHeading__1276_598540483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">Attribute</text:p>
          </table:table-cell>
          <table:table-cell table:style-name="Table6.A1" office:value-type="string">
            <text:p text:style-name="P6">Type</text:p>
          </table:table-cell>
          <table:table-cell table:style-name="Table6.A1" office:value-type="string">
            <text:p text:style-name="P6">Comment</text:p>
          </table:table-cell>
          <table:table-cell table:style-name="Table6.D1" office:value-type="string">
            <text:p text:style-name="P6">Supported</text:p>
          </table:table-cell>
        </table:table-row>
        <table:table-row>
          <table:table-cell table:style-name="Table6.A3" office:value-type="string">
            <text:p text:style-name="P7">x1</text:p>
          </table:table-cell>
          <table:table-cell table:style-name="Table6.B3" office:value-type="string">
            <text:p text:style-name="P7">coordinate</text:p>
          </table:table-cell>
          <table:table-cell table:style-name="Table6.C3" office:value-type="string">
            <text:p text:style-name="P8"><text:a xlink:type="simple" xlink:href="http://www.w3.org/TR/2011/REC-SVG11-20110816/shapes.html#LineElementX1Attribute">http://www.w3.org/TR/2011/REC-SVG11-20110816/shapes.html#LineElementX1Attribute</text:a></text:p>
          </table:table-cell>
          <table:table-cell table:style-name="Table6.D3" office:value-type="string">
            <text:p text:style-name="P7">yes</text:p>
          </table:table-cell>
        </table:table-row>
        <table:table-row>
          <table:table-cell table:style-name="Table6.A3" office:value-type="string">
            <text:p text:style-name="P7">y1</text:p>
          </table:table-cell>
          <table:table-cell table:style-name="Table6.B3" office:value-type="string">
            <text:p text:style-name="P7">coordinate</text:p>
          </table:table-cell>
          <table:table-cell table:style-name="Table6.C3" office:value-type="string">
            <text:p text:style-name="P8"><text:a xlink:type="simple" xlink:href="http://www.w3.org/TR/2011/REC-SVG11-20110816/shapes.html#LineElementY1Attribute">http://www.w3.org/TR/2011/REC-SVG11-20110816/shapes.html#LineElementY1Attribute</text:a></text:p>
          </table:table-cell>
          <table:table-cell table:style-name="Table6.D3" office:value-type="string">
            <text:p text:style-name="P7">yes</text:p>
          </table:table-cell>
        </table:table-row>
        <table:table-row>
          <table:table-cell table:style-name="Table6.A9" office:value-type="string">
            <text:p text:style-name="P7">x2</text:p>
          </table:table-cell>
          <table:table-cell table:style-name="Table6.B9" office:value-type="string">
            <text:p text:style-name="P7">coordinate</text:p>
          </table:table-cell>
          <table:table-cell table:style-name="Table6.C9" office:value-type="string">
            <text:p text:style-name="P8"><text:a xlink:type="simple" xlink:href="http://www.w3.org/TR/2011/REC-SVG11-20110816/shapes.html#LineElementX2Attribute">http://www.w3.org/TR/2011/REC-SVG11-20110816/shapes.html#LineElementX2Attribute</text:a></text:p>
          </table:table-cell>
          <table:table-cell table:style-name="Table6.D9" office:value-type="string">
            <text:p text:style-name="P7">yes</text:p>
          </table:table-cell>
        </table:table-row>
        <table:table-row>
          <table:table-cell table:style-name="Table6.A9" office:value-type="string">
            <text:p text:style-name="P7">y2</text:p>
          </table:table-cell>
          <table:table-cell table:style-name="Table6.B9" office:value-type="string">
            <text:p text:style-name="P7">coordinate</text:p>
          </table:table-cell>
          <table:table-cell table:style-name="Table6.C9" office:value-type="string">
            <text:p text:style-name="P8"><text:a xlink:type="simple" xlink:href="http://www.w3.org/TR/2011/REC-SVG11-20110816/shapes.html#LineElementY2Attribute">http://www.w3.org/TR/2011/REC-SVG11-20110816/shapes.html#LineElementY2Attribute</text:a></text:p>
          </table:table-cell>
          <table:table-cell table:style-name="Table6.D9" office:value-type="string">
            <text:p text:style-name="P7">yes</text:p>
          </table:table-cell>
        </table:table-row>
        <table:table-row>
          <table:table-cell table:style-name="Table6.A9" office:value-type="string">
            <text:p text:style-name="P7">class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  <table:table-row>
          <table:table-cell table:style-name="Table6.A9" office:value-type="string">
            <text:p text:style-name="P7">style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  <table:table-row>
          <table:table-cell table:style-name="Table6.A9" office:value-type="string">
            <text:p text:style-name="P7">externalResourcesRequired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  <table:table-row>
          <table:table-cell table:style-name="Table6.A9" office:value-type="string">
            <text:p text:style-name="P7">transform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691_813730874"/>&lt;rect&gt; element<text:bookmark-end text:name="__RefHeading__691_81373087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">Attribute</text:p>
          </table:table-cell>
          <table:table-cell table:style-name="Table7.A1" office:value-type="string">
            <text:p text:style-name="P6">Type</text:p>
          </table:table-cell>
          <table:table-cell table:style-name="Table7.A1" office:value-type="string">
            <text:p text:style-name="P6">Comment</text:p>
          </table:table-cell>
          <table:table-cell table:style-name="Table7.D1" office:value-type="string">
            <text:p text:style-name="P6">Supported</text:p>
          </table:table-cell>
        </table:table-row>
        <table:table-row>
          <table:table-cell table:style-name="Table7.A3" office:value-type="string">
            <text:p text:style-name="P7">x</text:p>
          </table:table-cell>
          <table:table-cell table:style-name="Table7.B3" office:value-type="string">
            <text:p text:style-name="P7">coordinate</text:p>
          </table:table-cell>
          <table:table-cell table:style-name="Table7.C3" office:value-type="string">
            <text:p text:style-name="P8"><text:a xlink:type="simple" xlink:href="http://www.w3.org/TR/2011/REC-SVG11-20110816/shapes.html#RectElementXAttribute">http://www.w3.org/TR/2011/REC-SVG11-20110816/shapes.html#RectElementXAttribute</text:a></text:p>
          </table:table-cell>
          <table:table-cell table:style-name="Table7.D3" office:value-type="string">
            <text:p text:style-name="P7">yes</text:p>
          </table:table-cell>
        </table:table-row>
        <table:table-row>
          <table:table-cell table:style-name="Table7.A3" office:value-type="string">
            <text:p text:style-name="P7">y</text:p>
          </table:table-cell>
          <table:table-cell table:style-name="Table7.B3" office:value-type="string">
            <text:p text:style-name="P7">coordinate</text:p>
          </table:table-cell>
          <table:table-cell table:style-name="Table7.C3" office:value-type="string">
            <text:p text:style-name="P8"><text:a xlink:type="simple" xlink:href="http://www.w3.org/TR/2011/REC-SVG11-20110816/shapes.html#RectElementYAttribute">http://www.w3.org/TR/2011/REC-SVG11-20110816/shapes.html#RectElementYAttribute</text:a></text:p>
          </table:table-cell>
          <table:table-cell table:style-name="Table7.D3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width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WidthAttribute">http://www.w3.org/TR/2011/REC-SVG11-20110816/shapes.html#RectElementWidth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height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HeightAttribute">http://www.w3.org/TR/2011/REC-SVG11-20110816/shapes.html#RectElementHeight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rx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RXAttribute">http://www.w3.org/TR/2011/REC-SVG11-20110816/shapes.html#RectElementRX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ry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RYAttribute">http://www.w3.org/TR/2011/REC-SVG11-20110816/shapes.html#RectElementRY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class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  <table:table-row>
          <table:table-cell table:style-name="Table7.A11" office:value-type="string">
            <text:p text:style-name="P7">style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  <text:soft-page-break/>
        <table:table-row>
          <table:table-cell table:style-name="Table7.A11" office:value-type="string">
            <text:p text:style-name="P7">externalResourcesRequired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  <table:table-row>
          <table:table-cell table:style-name="Table7.A11" office:value-type="string">
            <text:p text:style-name="P7">transform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</table:table>
      <text:p text:style-name="Text_20_body"/>
      <text:p text:style-name="Text_20_body"/>
      <text:p text:style-name="Text_20_body"/>
      <text:h text:style-name="Heading_20_3" text:outline-level="3"><text:bookmark text:name="__RefHeading__1193_598540483"/>&lt;svg&gt; element<text:bookmark-end text:name="__RefHeading__1193_598540483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>Attribute</text:p>
          </table:table-cell>
          <table:table-cell table:style-name="Table4.A1" office:value-type="string">
            <text:p text:style-name="P6">Type</text:p>
          </table:table-cell>
          <table:table-cell table:style-name="Table4.A1" office:value-type="string">
            <text:p text:style-name="P6">Comment</text:p>
          </table:table-cell>
          <table:table-cell table:style-name="Table4.D1" office:value-type="string">
            <text:p text:style-name="P6">Supported</text:p>
          </table:table-cell>
        </table:table-row>
        <table:table-row>
          <table:table-cell table:style-name="Table4.A15" office:value-type="string">
            <text:p text:style-name="P7">x</text:p>
          </table:table-cell>
          <table:table-cell table:style-name="Table4.B15" office:value-type="string">
            <text:p text:style-name="P7">coordinate</text:p>
          </table:table-cell>
          <table:table-cell table:style-name="Table4.C15" office:value-type="string">
            <text:p text:style-name="P8"><text:a xlink:type="simple" xlink:href="http://www.w3.org/TR/2011/REC-SVG11-20110816/struct.html#SVGElementXAttribute">http://www.w3.org/TR/2011/REC-SVG11-20110816/struct.html#SVGElementX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y</text:p>
          </table:table-cell>
          <table:table-cell table:style-name="Table4.B15" office:value-type="string">
            <text:p text:style-name="P7">coordinate</text:p>
          </table:table-cell>
          <table:table-cell table:style-name="Table4.C15" office:value-type="string">
            <text:p text:style-name="P8"><text:a xlink:type="simple" xlink:href="http://www.w3.org/TR/2011/REC-SVG11-20110816/struct.html#SVGElementYAttribute">http://www.w3.org/TR/2011/REC-SVG11-20110816/struct.html#SVGElementY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width</text:p>
          </table:table-cell>
          <table:table-cell table:style-name="Table4.B15" office:value-type="string">
            <text:p text:style-name="P7">length</text:p>
          </table:table-cell>
          <table:table-cell table:style-name="Table4.C15" office:value-type="string">
            <text:p text:style-name="P8"><text:a xlink:type="simple" xlink:href="http://www.w3.org/TR/2011/REC-SVG11-20110816/struct.html#SVGElementWidthAttribute">http://www.w3.org/TR/2011/REC-SVG11-20110816/struct.html#SVGElementWidth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height</text:p>
          </table:table-cell>
          <table:table-cell table:style-name="Table4.B15" office:value-type="string">
            <text:p text:style-name="P7">length</text:p>
          </table:table-cell>
          <table:table-cell table:style-name="Table4.C15" office:value-type="string">
            <text:p text:style-name="P8"><text:a xlink:type="simple" xlink:href="http://www.w3.org/TR/2011/REC-SVG11-20110816/struct.html#SVGElementHeightAttribute">http://www.w3.org/TR/2011/REC-SVG11-20110816/struct.html#SVGElementHeight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6" office:value-type="string">
            <text:p text:style-name="P7">class</text:p>
          </table:table-cell>
          <table:table-cell table:style-name="Table4.B6" office:value-type="string">
            <text:p text:style-name="P7"/>
          </table:table-cell>
          <table:table-cell table:style-name="Table4.C6" office:value-type="string">
            <text:p text:style-name="P8"/>
          </table:table-cell>
          <table:table-cell table:style-name="Table4.D6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styl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7" office:value-type="string">
            <text:p text:style-name="P7">no</text:p>
          </table:table-cell>
        </table:table-row>
        <table:table-row>
          <table:table-cell table:style-name="Table4.A8" office:value-type="string">
            <text:p text:style-name="P7">externalResourcesRequired</text:p>
          </table:table-cell>
          <table:table-cell table:style-name="Table4.B8" office:value-type="string">
            <text:p text:style-name="P7"/>
          </table:table-cell>
          <table:table-cell table:style-name="Table4.C8" office:value-type="string">
            <text:p text:style-name="P8"/>
          </table:table-cell>
          <table:table-cell table:style-name="Table4.D8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viewBox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preserveAspectRatio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zoomAndPan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version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baseProfil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contentScriptTyp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contentStyleTyp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DD0ADA29.png" xlink:type="simple" xlink:show="embed" xlink:actuate="onLoad"/>
    <draw:marker draw:name="Arrowheads_20_1" draw:display-name="Arrowheads 1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8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style:use-window-font-color="true" fo:font-size="12pt" fo:font-style="normal" style:font-size-asian="10pt" style:font-style-asian="italic" style:font-size-complex="10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text:number-lines="true" text:line-number="0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Verdana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Figure" style:family="paragraph" style:parent-style-name="Text_20_body" style:next-style-name="Text_20_body">
      <style:paragraph-properties fo:margin-top="0.0799in" fo:margin-bottom="0.0799in" fo:text-align="center" style:justify-single-word="false"/>
      <style:text-properties fo:font-size="10pt" fo:font-style="italic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Source_20_Code" style:display-name="Source Code" style:family="paragraph" style:next-style-name="Text_20_body" style:class="text" style:master-page-name="">
      <style:paragraph-properties style:page-number="auto" fo:padding="0.0201in" fo:border="0.06pt solid #000000" style:shadow="none"/>
      <style:text-properties style:font-name="DejaVu Sans Mono" fo:font-size="8pt"/>
    </style:style>
    <style:style style:name="Source_20_Code_20_-_20_Caption" style:display-name="Source Code - Caption" style:family="paragraph" style:next-style-name="Text_20_body">
      <style:paragraph-properties fo:margin-top="0.0799in" fo:margin-bottom="0.0799in" fo:text-align="center" style:justify-single-word="false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>
      <style:text-properties fo:background-color="transparent"/>
    </style:style>
    <style:style style:name="TOC_20_link" style:display-name="TOC link" style:family="text" style:parent-style-name="Internet_20_link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44in" table:align="left"/>
    </style:style>
    <style:style style:name="Table2.A" style:family="table-column">
      <style:table-column-properties style:column-width="1.5007in"/>
    </style:style>
    <style:style style:name="Table2.B" style:family="table-column">
      <style:table-column-properties style:column-width="0.4354in"/>
    </style:style>
    <style:style style:name="Table2.C" style:family="table-column">
      <style:table-column-properties style:column-width="4.7583in"/>
    </style:style>
    <style:style style:name="Table2.A1" style:family="table-cell">
      <style:table-cell-properties fo:background-color="transparent" fo:padding="0in" fo:border-left="none" fo:border-right="none" fo:border-top="none" fo:border-bottom="0.5pt solid #000000">
        <style:background-image/>
      </style:table-cell-properties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8438in" style:rel-column-width="27835*"/>
    </style:style>
    <style:style style:name="Table1.B" style:family="table-column">
      <style:table-column-properties style:column-width="1.3125in" style:rel-column-width="12847*"/>
    </style:style>
    <style:style style:name="Table1.C" style:family="table-column">
      <style:table-column-properties style:column-width="2.5389in" style:rel-column-width="24853*"/>
    </style:style>
    <style:style style:name="Table1.A1" style:family="table-cell">
      <style:table-cell-properties fo:padding="0in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Table_20_Contents">
      <style:paragraph-properties fo:margin-left="-0.0075in" fo:margin-right="0in" fo:text-align="center" style:justify-single-word="false" fo:text-indent="0in" style:auto-text-indent="false"/>
      <style:text-properties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66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17in" fo:margin-left="0in" fo:margin-right="0in" fo:margin-bottom="0.2in" style:dynamic-spacing="false"/>
      </style:header-style>
      <style:footer-style>
        <style:header-footer-properties svg:height="0.3528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fo:border="0.51pt solid #000000" fo:padding="0.0193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libsvg2 - features</text:p>
            </table:table-cell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https://github.com/agambier/libsvg2.git</text:p>
            </table:table-cell>
          </table:table-row>
        </table:table>
        <text:p text:style-name="MP3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text:user-defined style:data-style-name="N0" text:name="REVISION">Revision 1.00</text:user-defined>.<text:editing-cycles>61</text:editing-cycles> - <text:user-defined style:data-style-name="N0" text:name="DATE">October 11, 2012</text:user-defined></text:p>
            </table:table-cell>
            <table:table-cell table:style-name="Table1.A1" office:value-type="string">
              <text:p text:style-name="MP4">Page <text:page-number text:select-page="current">5</text:page-number> of <text:page-count>7</text:page-count></text:p>
            </table:table-cell>
            <table:table-cell table:style-name="Table1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1T12:08:53</meta:creation-date>
    <meta:editing-duration>PT3H30M32S</meta:editing-duration>
    <meta:editing-cycles>61</meta:editing-cycles>
    <meta:generator>LibreOffice/3.4$Linux LibreOffice_project/340m1$Build-402</meta:generator>
    <dc:date>2012-10-12T12:10:43</dc:date>
    <meta:document-statistic meta:table-count="7" meta:image-count="0" meta:object-count="0" meta:page-count="7" meta:paragraph-count="155" meta:word-count="256" meta:character-count="2696" meta:non-whitespace-character-count="2594"/>
    <meta:user-defined meta:name="DATE">October 11, 2012</meta:user-defined>
    <meta:user-defined meta:name="REVISION">Revision 1.00</meta:user-defined>
  </office:meta>
</office:document-meta>
</file>